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80b79"/>
    </style:style>
    <style:style style:name="P2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11aa32"/>
    </style:style>
    <style:style style:name="P3" style:family="paragraph" style:parent-style-name="Text_20_body">
      <style:text-properties officeooo:paragraph-rsid="00146a87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14edfc"/>
    </style:style>
    <style:style style:name="T1" style:family="text">
      <style:text-properties officeooo:rsid="00080b79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 officeooo:rsid="00146a87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6" style:family="text">
      <style:text-properties fo:font-size="14pt" fo:font-weight="bold" officeooo:rsid="00080b79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46a8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4edfc" style:font-size-asian="14pt" style:font-weight-asian="bold" style:font-size-complex="14pt" style:font-weight-complex="bold"/>
    </style:style>
    <style:style style:name="T9" style:family="text">
      <style:text-properties fo:font-size="14pt" officeooo:rsid="0014edfc" style:font-size-asian="14pt" style:font-size-complex="14pt"/>
    </style:style>
    <style:style style:name="T10" style:family="text">
      <style:text-properties fo:font-size="14pt" fo:font-weight="normal" officeooo:rsid="0014edfc" style:font-size-asian="14pt" style:font-weight-asian="normal" style:font-size-complex="14pt" style:font-weight-complex="normal"/>
    </style:style>
    <style:style style:name="T11" style:family="text">
      <style:text-properties officeooo:rsid="001426e1"/>
    </style:style>
    <style:style style:name="T12" style:family="text">
      <style:text-properties officeooo:rsid="00146a8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Strong_20_Emphasis"><text:span text:style-name="T11">Email Queue (CODE IGNITER)<text:tab/></text:span></text:span></text:h>
      <text:p text:style-name="Text_20_body">&lt;<text:span text:style-name="Emphasis"><text:span text:style-name="T1">This includes basic PHP <text:s/>files for save mail content to database and later sent to respective users. </text:span></text:span><text:span text:style-name="Emphasis"><text:span text:style-name="T6">For integrating this </text:span></text:span><text:span text:style-name="Emphasis"><text:span text:style-name="T7">files in your project </text:span></text:span><text:span text:style-name="Emphasis"><text:span text:style-name="T6">you need to run the SQL file mentioned and place the </text:span></text:span><text:span text:style-name="Emphasis"><text:span text:style-name="T7">library file (email schedule ) in your library folder and other files (smtp, phpmailer,emailsent) to the application folder. </text:span></text:span></text:p>
      <text:p text:style-name="Text_20_body"><text:span text:style-name="Emphasis"><text:span text:style-name="T7"/></text:span></text:p>
      <text:p text:style-name="P5"><text:span text:style-name="Emphasis"><text:span text:style-name="T8">Now you have to set some constants in the library file (email schedule).</text:span></text:span></text:p>
      <text:p text:style-name="P5"><text:span text:style-name="Emphasis"><text:span text:style-name="T8"/></text:span></text:p>
      <text:p text:style-name="P5"><text:span text:style-name="Emphasis"><text:span text:style-name="T10">/// mail setting</text:span></text:span></text:p>
      <text:p text:style-name="P5"><text:span text:style-name="Emphasis"><text:span text:style-name="T10">define('HOST', 'smtp.sendgrid.net'); <text:s text:c="2"/>// sets GMAIL as the SMTP server if gmail then smtp.gmail.com</text:span></text:span></text:p>
      <text:p text:style-name="P5"><text:span text:style-name="Emphasis"><text:span text:style-name="T10">define('PORT', '587'); // PORT OF SMTP SERVER</text:span></text:span></text:p>
      <text:p text:style-name="P5"><text:span text:style-name="Emphasis"><text:span text:style-name="T10">define('USERNAMEEMAIL', 'xyz'); // USERNAME OF Email</text:span></text:span></text:p>
      <text:p text:style-name="P5"><text:span text:style-name="Emphasis"><text:span text:style-name="T10">define('PASSWORDEMAIL', '123456'); // PASSWORD OF EMAIL</text:span></text:span></text:p>
      <text:p text:style-name="P5"><text:span text:style-name="Emphasis"><text:span text:style-name="T10">define('MAIL', 'support@xyz.com'); // SET reply to mail</text:span></text:span></text:p>
      <text:p text:style-name="P5"><text:span text:style-name="Emphasis"><text:span text:style-name="T10"/></text:span></text:p>
      <text:p text:style-name="P5"><text:span text:style-name="Emphasis"><text:span text:style-name="T10"/></text:span></text:p>
      <text:p text:style-name="P5"><text:span text:style-name="Emphasis"><text:span text:style-name="T10">/// database setting</text:span></text:span></text:p>
      <text:p text:style-name="P5"><text:span text:style-name="Emphasis"><text:span text:style-name="T10">define('SERVER', 'localhost'); //database server</text:span></text:span></text:p>
      <text:p text:style-name="P5"><text:span text:style-name="Emphasis"><text:span text:style-name="T10">define('USERNAME', 'root'); <text:s text:c="3"/>// database username</text:span></text:span></text:p>
      <text:p text:style-name="P5"><text:span text:style-name="Emphasis"><text:span text:style-name="T10">define('PASSWORD', 'hedge'); <text:s text:c="2"/>// database password</text:span></text:span></text:p>
      <text:p text:style-name="P5"><text:span text:style-name="Emphasis"><text:span text:style-name="T10">define('DBNAME', 'dbname'); <text:s text:c="2"/>// database name</text:span></text:span></text:p>
      <text:p text:style-name="Text_20_body"><text:span text:style-name="Emphasis"><text:span text:style-name="T7"/></text:span></text:p>
      <text:p text:style-name="P3"><text:span text:style-name="Emphasis"><text:span text:style-name="T7">You can also send cc mails,content of the mail, subject,attachment if any.</text:span></text:span></text:p>
      <text:p text:style-name="P2"><text:span text:style-name="Strong_20_Emphasis"><text:s/></text:span></text:p>
      <text:p text:style-name="P3"><text:span text:style-name="Strong_20_Emphasis"><text:s text:c="7"/></text:span><text:span text:style-name="Strong_20_Emphasis"><text:span text:style-name="T12">&gt; Use function in files to save mails content in the database</text:span></text:span></text:p>
      <text:p text:style-name="P3"><text:span text:style-name="Strong_20_Emphasis"><text:s text:c="10"/></text:span><text:span text:style-name="Strong_20_Emphasis"><text:span text:style-name="T12">For example : </text:span></text:span></text:p>
      <text:p text:style-name="P3"><text:soft-page-break/><text:span text:style-name="Strong_20_Emphasis"/></text:p>
      <text:p text:style-name="P3"><text:span text:style-name="Strong_20_Emphasis"><text:s text:c="11"/></text:span><text:span text:style-name="Strong_20_Emphasis"><text:span text:style-name="T2">$subject="Test of email queue"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to_email='</text:span></text:span><text:a xlink:type="simple" xlink:href="mailto:ajain@codeautomations.com" office:target-frame-name="_blank" xlink:show="new" text:style-name="Internet_20_link" text:visited-style-name="Visited_20_Internet_20_Link"><text:span text:style-name="Strong_20_Emphasis"><text:span text:style-name="T5">ajain@</text:span></text:span></text:a><text:span text:style-name="Strong_20_Emphasis"><text:span text:style-name="T2">'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content="&lt;html&gt;This is email queue&lt;/html&gt;"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dbname="cuztomise_Larenon"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ccemails="</text:span></text:span><text:a xlink:type="simple" xlink:href="mailto:amar.jain_91@yahoo.com" office:target-frame-name="_blank" xlink:show="new" text:style-name="Internet_20_link" text:visited-style-name="Visited_20_Internet_20_Link"><text:span text:style-name="Strong_20_Emphasis"><text:span text:style-name="T5">amar.jain_91@yahoo.</text:span></text:span></text:a><text:span text:style-name="Strong_20_Emphasis"><text:span text:style-name="T2">"; 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attchment="tcpdf/pdf/abhishek kumar_DCR10005092181493813981.pdf";<text:line-break/>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$re=$this-&gt;emailschedule-&gt;sendemailstore($subject,$to_email,$content,$dbname,$ccemails,$attchment)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print_r($re);</text:span></text:span><text:span text:style-name="Strong_20_Emphasis"><text:line-break/></text:span><text:span text:style-name="Strong_20_Emphasis"><text:span text:style-name="T4">            </text:span></text:span><text:span text:style-name="Strong_20_Emphasis"><text:span text:style-name="T2">return;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/></text:span></text:p>
      <text:p text:style-name="P3"><text:span text:style-name="Strong_20_Emphasis"><text:s text:c="7"/></text:span><text:span text:style-name="Strong_20_Emphasis"><text:span text:style-name="T12">&gt; <text:s/>After saving the mail content to database. Now, its time to sent mails to the respective recipient. For sending mails you have to place Emailsent.php file as a cronjob.</text:span></text:span></text:p>
      <text:list xml:id="list5976180127840803080" text:style-name="L1">
        <text:list-header>
          <text:p text:style-name="P4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 Jain</meta:initial-creator>
    <meta:creation-date>2017-06-06T15:19:56.502113879</meta:creation-date>
    <dc:date>2017-07-21T14:28:44.506041110</dc:date>
    <dc:creator>Amar Jain</dc:creator>
    <meta:editing-duration>PT34M52S</meta:editing-duration>
    <meta:editing-cycles>10</meta:editing-cycles>
    <meta:generator>LibreOffice/4.3.7.2$Linux_X86_64 LibreOffice_project/430$Build-2</meta:generator>
    <meta:document-statistic meta:table-count="0" meta:image-count="0" meta:object-count="0" meta:page-count="2" meta:paragraph-count="21" meta:word-count="208" meta:character-count="1763" meta:non-whitespace-character-count="1427"/>
  </office:meta>
</office:document-meta>
</file>